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style:style style:name="P1" style:parent-style-name="Kop1" style:master-page-name="MP0" style:family="paragraph">
      <style:paragraph-properties fo:break-before="page"/>
    </style:style>
    <style:style style:name="P2" style:parent-style-name="Standaard" style:family="paragraph">
      <style:paragraph-properties fo:margin-bottom="0in"/>
    </style:style>
    <style:style style:name="P3" style:parent-style-name="Standaard" style:family="paragraph">
      <style:paragraph-properties fo:margin-bottom="0in" fo:line-height="100%"/>
    </style:style>
    <style:style style:name="P4" style:parent-style-name="Standaard" style:family="paragraph">
      <style:paragraph-properties fo:margin-bottom="0in" fo:line-height="100%"/>
    </style:style>
    <style:style style:name="P5" style:parent-style-name="Standaard" style:family="paragraph">
      <style:paragraph-properties fo:margin-bottom="0in" fo:line-height="100%"/>
    </style:style>
    <style:style style:name="P6" style:parent-style-name="Standaard" style:family="paragraph">
      <style:paragraph-properties fo:margin-bottom="0in" fo:line-height="100%"/>
    </style:style>
  </office:automatic-styles>
  <office:body>
    <office:text text:use-soft-page-breaks="true">
      <text:h text:style-name="P1" text:outline-level="1">Voorbereiding:</text:h>
      <text:p text:style-name="P2">Zet alle Tik’s aan en de<text:s/>Raspberry<text:s/>pi.</text:p>
      <text:p text:style-name="P3">Wacht tot dat de Tik’s groen flikkeren dan weet je dat ze zijn aangesloten op het netwerk.</text:p>
      <text:p text:style-name="P4">Zorg dat je gsm of toestel aangesloten is op hetzelfde netwerk als de<text:s/>Raspberry<text:s/>pi.</text:p>
      <text:p text:style-name="P5">Open de website op het toestel door het ip adres op te zoeken van de<text:s/>Raspberry<text:s/>pi of door de QR-code te scannen.</text:p>
      <text:p text:style-name="P6"/>
      <text:h text:style-name="Kop2" text:outline-level="2">Gebruik van de app</text:h>
      <text:p text:style-name="Standaard">Wanneer u op de app komt zult u wat uitleg krijgen over het project. Hierna kan je kiezen als je alleen wil spelen of met meerdere. Kies je spel en geef je naam in om op het scorebord te komen.<text:s/>Voordat het spel begint kan je ook zien wier er allemaal de hoogste scores heeft <text:s/>van het scorebord.<text:s/>Wacht totdat het spel begint en dan kan je beginnen met spelen op het scherm zal je de score zien of je momentele tijd. Na het spelen van een spel zal je je eigen score zien op het scorebord en zal je een mogelijkheid krijgen om het volledige scorebord te zien. Je zal ook<text:s/>de mogelijkheid hebben om het spel opnieuw te spelen. Indien je hebt gekozen voor multiplayer zal je met 2 of meerdere personen kunnen spelen maar hier zal je dan niet voor de hoogste score gaan maar proberen te winnen van elkaar. Je kan ook niet spelen en gewoon de scoreborden bekijken door op het menu icoontje te tikken en daar het scorebord te selecteren. Per spel is er een verschillend scorebord om te selecteren. Als je een lange tijd gespeeld hebt kan je ook altijd controleren hoeveel er nog in de batterijen zit.<text:s/></text:p>
      <text:p text:style-name="Standaard">Als je klaar bent met spelen kan je gewoon de Raspberry pi afzetten en ook de Tik’s zodat de batterij niet direct plat is.<text:s/>Na het spelen kan je ook de Tik’s opladen door deze aan te sluiten met een USB-lader (naast de aanknop).</text:p>
      <text:h text:style-name="Kop2" text:outline-level="2">Programeren<text:s/>van de<text:s/>Raspberry pi of Tik</text:h>
      <text:p text:style-name="Standaard">Indien er een probleem is met de communicatie of met het internet kan je altijd in de software terecht of de hardware. Om in de Raspberry pi te kunnen kijken kan je altijd een netwerk kabel gebruiken en hem in de Raspberry pi steken en het apipa adres(169.254.10.1) ingeven in Putty om zo een verbinding te maken in de command line kan je altijd het commando ip a gebruiken om te controleren als de Raspberry pi een ip adres heeft indien niet zal je de Raspberry pi moeten opnieuw laten verbinden met het netwerk of eens opnieuw opstarten dit kan vaak problemen oplossen. Als je graag de code van de Tik wil aanpassen kan je altijd onze originele code raadplegen op onze Github deze kan je dan aanpassen indien nodig. Deze code kan je aanpassen in Arduino en dan via de usb kabel de code in de Tik programeren vergeet niet tijdens het programeren de Tik aan te legg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Standaard" style:display-name="Standaard" style:family="paragraph">
      <style:text-properties fo:language="nl" fo:country="BE"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fo:language="nl" fo:country="BE"/>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fo:language="nl" fo:country="B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ijn vantieghem</meta:initial-creator>
    <dc:creator>marijn vantieghem</dc:creator>
    <meta:creation-date>2021-01-17T11:21:00Z</meta:creation-date>
    <dc:date>2021-01-17T11:49:00Z</dc:date>
    <meta:template xlink:href="Normal.dotm" xlink:type="simple"/>
    <meta:editing-cycles>1</meta:editing-cycles>
    <meta:editing-duration>PT1680S</meta:editing-duration>
    <meta:document-statistic meta:page-count="1" meta:paragraph-count="5" meta:word-count="386" meta:character-count="2586" meta:row-count="18" meta:non-whitespace-character-count="2205"/>
  </office:meta>
</office:document-meta>
</file>